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rif" svg:font-family="serif"/>
    <style:font-face style:name="sans-serif" svg:font-family="sans-serif" style:font-family-generic="system"/>
    <style:font-face style:name="serif1" svg:font-family="serif" style:font-family-generic="system"/>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Times New Roman"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style:font-name="Times New Roman" fo:font-size="12pt" fo:language="en" fo:country="US" style:font-size-asian="12pt"/>
    </style:style>
    <style:style style:name="P3" style:family="paragraph" style:parent-style-name="Standard">
      <style:text-properties style:font-name="Times New Roman" fo:font-size="12pt" fo:language="en" fo:country="US" style:font-name-asian="serif1" style:font-size-asian="12pt" style:font-name-complex="serif1"/>
    </style:style>
    <style:style style:name="P4" style:family="paragraph" style:parent-style-name="Standard" style:master-page-name="MP0">
      <style:paragraph-properties style:page-number="auto" fo:break-before="page"/>
      <style:text-properties style:font-name="Times New Roman"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5" style:family="paragraph" style:parent-style-name="Standard">
      <style:text-properties style:font-name="Times New Roman" fo:font-size="12pt" fo:language="en" fo:country="US" style:font-name-asian="serif1" style:font-size-asian="12pt" style:font-name-complex="serif1"/>
    </style:style>
    <style:style style:name="P6" style:family="paragraph" style:parent-style-name="Standard">
      <style:text-properties style:font-name="Times New Roman" fo:font-size="12pt" fo:language="en" fo:country="US" fo:font-style="italic" style:font-name-asian="serif1" style:font-size-asian="12pt" style:font-style-asian="italic" style:font-name-complex="serif1" style:font-style-complex="italic"/>
    </style:style>
    <style:style style:name="T1" style:family="text">
      <style:text-properties style:font-name="Times New Roman" fo:font-size="12pt" fo:language="en" fo:country="US" style:font-size-asian="12pt"/>
    </style:style>
    <style:style style:name="T2" style:family="text">
      <style:text-properties style:font-name="Times New Roman" fo:font-size="12pt" fo:language="en" fo:country="US" fo:font-style="italic" style:font-size-asian="12pt" style:font-style-asian="italic"/>
    </style:style>
    <style:style style:name="T3" style:family="text">
      <style:text-properties style:font-name="Times New Roman" fo:font-size="12pt" fo:language="en" fo:country="US" fo:font-style="italic" style:font-name-asian="serif1" style:font-size-asian="12pt" style:font-style-asian="italic" style:font-name-complex="serif1" style:font-style-complex="italic"/>
    </style:style>
    <style:style style:name="T4" style:family="text">
      <style:text-properties style:font-name="Times New Roman" fo:font-size="12pt" fo:language="en" fo:country="US" style:font-name-asian="serif1" style:font-size-asian="12pt" style:font-name-complex="serif1"/>
    </style:style>
    <style:style style:name="T5" style:family="text">
      <style:text-properties style:font-name="Times New Roman" fo:font-size="12pt" fo:language="en" fo:country="US" style:font-name-asian="sans-serif" style:font-size-asian="12pt" style:font-name-complex="sans-serif"/>
    </style:style>
    <style:style style:name="T6" style:family="text">
      <style:text-properties style:font-name="Times New Roman" fo:font-size="12pt" fo:language="en" fo:country="US" fo:font-style="normal" style:font-name-asian="serif1" style:font-size-asian="12pt" style:font-style-asian="normal" style:font-name-complex="serif1" style:font-style-complex="normal"/>
    </style:style>
    <style:style style:name="T7"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e-Registration report for Experimental Psychology Lab Study 2019</text:p>
      <text:p text:style-name="P1"/>
      <text:p text:style-name="Standard"><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2"/>
      <text:p text:style-name="P2">Featural processing takes into account only the facial features (e.g. mouth, nose, eyes), while configural processing takes into account the configuration of those features as well (e.g. eyes over nose over mouth).</text:p>
      <text:p text:style-name="Standard"><text:span text:style-name="Absatz-Standardschriftart"><text:span text:style-name="T1">We want to replicate the study explained in the paper <text:s/>“</text:span></text:span><text:span text:style-name="Absatz-Standardschriftart"><text:span text:style-name="T4">Con</text:span></text:span><text:span text:style-name="Absatz-Standardschriftart"><text:span text:style-name="T5">fi</text:span></text:span><text:span text:style-name="Absatz-Standardschriftart"><text:span text:style-name="T4">gural processing and social judgments: Face inversion particularly disrupts inferences of human-relevant traits“ by </text:span></text:span><text:span text:style-name="Absatz-Standardschriftart"><text:span text:style-name="T1">John Paul Wilson, Steven G. Young, Nicholas O. Rule and Kurt Hugenberg</text:span></text:span><text:span text:style-name="Absatz-Standardschriftart"><text:span text:style-name="T4"> from 2018. Our goal is to disrupt the possible configural processing of faces by turning them upside down and see if this has an effect on the perception of different character traits.</text:span></text:span></text:p>
      <text:p text:style-name="P3"/>
      <text:p text:style-name="P3">The character traits we will focus on are „dominance“ and „trustworthiness“.</text:p>
      <text:p text:style-name="P3">The study is going to be a web-based experiment which participants can do wherever they choose to and without supervision. It is divided into two parts: In the first part, we want to take a look at how a certain character trait is classified as being specifically human rather than being equally attributable to humans and non-humans. In the second part, we explore the effect inversion has on the judgment of faces regarding different character traits.</text:p>
      <text:p text:style-name="P3"/>
      <text:p text:style-name="P3">We are going to start recruiting participants as soon as we finish the pre-registration. The recruitment will take place via social media (Facebook and WhatsApp/Telegram) and the bulletin board on the University of Osnabrück platform StudIP. The experiment will be available for 14 days.</text:p>
      <text:p text:style-name="P3">The study will be conducted in German because most of the people that we are going to reach are German native speakers. Therefore, the only restriction for participants will be to be able to speak German on a B2 level or better.</text:p>
      <text:p text:style-name="P3"/>
      <text:p text:style-name="Standard"><text:span text:style-name="T4">We are using the first 36 black and 36 white male face images from the Chicago face database (v 2.0.3) as material plus the two above-mentioned character traits with some more as fillers for the first part of the study. We resized the pictures to </text:span><text:span text:style-name="T7">50 × 316 pixels </text:span></text:p>
      <text:p text:style-name="Standard"><text:span text:style-name="Absatz-Standardschriftart"><text:span text:style-name="T4">The face database is free to use here: </text:span></text:span><text:a xlink:type="simple" xlink:href="https://chicagofaces.org/default/" office:target-frame-name="_top" xlink:show="replace" text:style-name="Internet_20_link" text:visited-style-name="Visited_20_Internet_20_Link"><text:span text:style-name="Internet_5f_20_5f_link"><text:span text:style-name="T4">https://chicagofaces.org/default/</text:span></text:span></text:a></text:p>
      <text:p text:style-name="P3"/>
      <text:p text:style-name="P3">The first part of our study will contain 10 character traits. Participants will see one trait at a time and are asked to rate them on a scale from 1 to 9 to be exclusive to humans (9) or humans and non-humans alike (1) with labeled end points. The exact wording will be “Wie bewerten Sie das folgende Merkmal?” and for the scales “Trifft gleichermaßen auf Menschen und Tiere zu” (1) and “Trifft nur auf Menschen zu” (9).</text:p>
      <text:p text:style-name="P3"><text:s/>In the second part, participants will see 72 upright male faces one after another and are asked how strong they would attribute either trustworthiness or dominance to each face on a scale from 1 to 7 (1 = not trustworthy/dominant, 7 = very trustworthy/dominant) with labeled end points. Whether „trustworthiness“ or „dominance“ will be rated is chosen at random. After that, the same will be done for the 72 inverted male faces.</text:p>
      <text:p text:style-name="P3">The exact wording in German will be “Wie dominant/vertrauenswürdig ist dieses Gesicht?” and for the scales “Gar nicht dominant/vertrauenswürdig” (1) and “Sehr dominnt/vertrauenswürdig” (7). </text:p>
      <text:p text:style-name="P3">In every part of the experiment, there is no waiting time between trials. Before each part of the experiment, there will be an information screen telling participants what is about to follow and what <text:soft-page-break/>they are supposed to do. The texts are for the first part: </text:p>
      <text:p text:style-name="P3">“In diesem Teil des Experiments sehen Sie ein Persönlichkeitsmerkmal.</text:p>
      <text:p text:style-name="P3">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3"/>
      <text:p text:style-name="P3">Wenn Sie bereit sind, drücken Sie bitte auf Start:”</text:p>
      <text:p text:style-name="P3">and for the second part: </text:p>
      <text:p text:style-name="P3">“In diesem Teil des Experiments werden Ihnen Fotos von Gesichtern gezeigt.</text:p>
      <text:p text:style-name="P3">Es ist Ihre Aufgabe auf einer Skala von 1-7 zu bewerten, inwieweit das Persönlichkeitsmerkmal (here either “Trustworthines” or “Dominance” is displayed) auf das Gesicht zutrifft.</text:p>
      <text:p text:style-name="P3">1 steht hier für 'Gar nicht (character trait”Trustworthiness” or “Dominance”)',</text:p>
      <text:p text:style-name="P3">7 steht für 'Sehr (character trait “Trustworthiness” or “Dominance”)'.</text:p>
      <text:p text:style-name="P6">(50% of the time the following sentence is displayed)</text:p>
      <text:p text:style-name="P3">Sie sehen zunächst auf den Kopf gestellte Fotos, und dann aufrechte.</text:p>
      <text:p text:style-name="P6">(And 50% of the time, this sentence is displayed. Pictures appear as announced, either turned around and then upright (First version of the sentence) or upright and then turned around (second version of the sentence))</text:p>
      <text:p text:style-name="P3">Sie sehen zunächst aufrechte Fotos, und dann auf den Kopf gestellte.</text:p>
      <text:p text:style-name="P3"/>
      <text:p text:style-name="P3">Wenn Sie bereit sind, drücken Sie bitte auf Start:”</text:p>
      <text:p text:style-name="P3"/>
      <text:p text:style-name="P3">We are going to keep track of the reaction time for every stimulus, the ratings of the character traits in the first half as well as the ratings of the faces in the second part of the study. Furthermore we are going to collect the age and gender of all participants.</text:p>
      <text:p text:style-name="P3">The response time will be treated as an interval scale in ms, ratings as an ordinal scale, age as an interval scale and gender as a nominal scale.</text:p>
      <text:p text:style-name="P3"/>
      <text:p text:style-name="P3">We are going to exclude data from participants who always give the same answer to every trial and data from participants who answer in a pattern for at least 3 times (For example always 1, 2, 3, 4, 5, 6, 7(, 8, 9) or 1, 2, 3, 1, 2, 3, 1, 2, 3).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4">We are going to use R for statistical analysis with the packages tidyverse, effsize, readR,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 paired sample t-test and calculating Cohen's d.</text:p>
      <text:p text:style-name="P3"/>
      <text:p text:style-name="P3">For the second part, we will take a look at the Fischer set of Pearson correlation for trustworthiness by splitting the data set into inverted and upright faces before calculating the Pearson correlation between the two for each subject. We will repeat this procedure for dominance. Then, we will be using the correlation sensitivity data of those two to perform a paired sample t-test and calculate Cohen's d again.</text:p>
      <text:p text:style-name="P3"/>
      <text:p text:style-name="Standard"><text:span text:style-name="Absatz-Standardschriftart"><text:span text:style-name="T4">So, as a conclusion, we have two hyptheses:</text:span></text:span></text:p>
      <text:p text:style-name="Standard"><text:span text:style-name="Absatz-Standardschriftart"><text:span text:style-name="T4">1. Trustworthiness is a character trait more often appointed to humans than dominance, which is more often appointed to humans as well as non-humans.</text:span></text:span></text:p>
      <text:p text:style-name="Standard"><text:soft-page-break/><text:span text:style-name="Absatz-Standardschriftart"><text:span text:style-name="T4">2. Ratings for “Trustworthiness” differ more between faces that have been turned upside down and faces that are upright than ratings for “Dominance”. Upright faces are perceived as more trustworthy than faces which are turned upside down, Because turning a face around disrupts our </text:span></text:span><text:span text:style-name="Absatz-Standardschriftart"><text:span text:style-name="T3">configural processing</text:span></text:span><text:span text:style-name="Absatz-Standardschriftart"><text:span text:style-name="T6">.</text:span></text:span></text:p>
      <text:p text:style-name="Standard"><text:span text:style-name="Absatz-Standardschriftart"><text:span text:style-name="T4">To judge if our hypotheses were correct, we need the mean of the calculated sensitivity correlations of every participant as well as Cohen's d for each part of the study to exceed 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rif" svg:font-family="serif"/>
    <style:font-face style:name="sans-serif" svg:font-family="sans-serif" style:font-family-generic="system"/>
    <style:font-face style:name="serif1" svg:font-family="serif" style:font-family-generic="system"/>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fo:margin-top="0cm" fo:margin-bottom="0.212cm" fo:hyphenation-ladder-count="no-limit"/>
      <style:text-properties fo:hyphenate="false" fo:hyphenation-remain-char-count="0" fo:hyphenation-push-char-count="0"/>
    </style:style>
    <style:style style:name="List" style:family="paragraph" style:parent-style-name="Text_5f_20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Internet_5f_20_5f_link" style:display-name="Internet_20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By: Anna Sophia Sommer, Daniel Pietschke, Esther Chevalier, Fabienne Kock, Sarah Greb</text:p>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Sarah Greb</meta:initial-creator>
    <dc:creator>Daniel Pietschke</dc:creator>
    <meta:creation-date>2019-06-18T12:39:00Z</meta:creation-date>
    <dc:date>2019-06-23T22:08:48.12</dc:date>
    <meta:editing-cycles>9</meta:editing-cycles>
    <meta:editing-duration>PT1H26M4S</meta:editing-duration>
    <meta:document-statistic meta:table-count="0" meta:image-count="0" meta:object-count="0" meta:page-count="3" meta:paragraph-count="38" meta:word-count="1224" meta:character-count="7369"/>
    <meta:template xlink:type="simple" xlink:actuate="onRequest" xlink:title="" xlink:href="Normal"/>
  </office:meta>
</office:document-meta>
</file>